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text-properties fo:color="#000000" fo:font-family="Sans Serif"/>
    </style:style>
  </office:automatic-styles>
  <office:body>
    <office:text>
      <text:p text:style-name="P1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dc="http://purl.org/dc/elements/1.1/" xmlns:xlink="http://www.w3.org/1999/xlink" office:version="1.2">
  <office:styles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Lovingly hand-crafted</meta:generator>
    <dc:title/>
    <meta:initial-creator/>
    <meta:editing-cycles>1</meta:editing-cycles>
    <dc:creator/>
  </office:meta>
</office:document-meta>
</file>